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ext-properties fo:color="#1c1c1c"/>
    </style:style>
    <style:style style:name="ce20" style:family="table-cell" style:parent-style-name="Default">
      <style:text-properties fo:color="#00a933"/>
    </style:style>
    <style:style style:name="ce22" style:family="table-cell" style:parent-style-name="Default">
      <style:text-properties fo:color="#ff0000"/>
    </style:style>
    <style:style style:name="ce23" style:family="table-cell" style:parent-style-name="Default">
      <style:text-properties fo:color="#999999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fo:color="#000000" style:font-name="Liberation San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t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Charge Pump for negative voltage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Requiremen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Vin_max</text:p>
          </table:table-cell>
          <table:table-cell office:value-type="string" calcext:value-type="string">
            <text:p>&gt;= 5 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ut_min</text:p>
          </table:table-cell>
          <table:table-cell office:value-type="string" calcext:value-type="string">
            <text:p>&lt;= -5 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_out_max</text:p>
          </table:table-cell>
          <table:table-cell office:value-type="string" calcext:value-type="string">
            <text:p>&gt;= 60 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_sw</text:p>
          </table:table-cell>
          <table:table-cell office:value-type="string" calcext:value-type="string">
            <text:p>&gt;= 40 kH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Part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in_max</text:p>
          </table:table-cell>
          <table:table-cell office:value-type="string" calcext:value-type="string">
            <text:p>Vout_min</text:p>
          </table:table-cell>
          <table:table-cell office:value-type="string" calcext:value-type="string">
            <text:p>I_out_max / mA</text:p>
          </table:table-cell>
          <table:table-cell office:value-type="string" calcext:value-type="string">
            <text:p>f_sw / k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660</text:p>
          </table:table-cell>
          <table:table-cell office:value-type="float" office:value="1.75" calcext:value-type="float">
            <text:p>1.75</text:p>
          </table:table-cell>
          <table:table-cell office:value-type="float" office:value="5.5" calcext:value-type="float">
            <text:p>5.5</text:p>
          </table:table-cell>
          <table:table-cell office:value-type="float" office:value="-5.5" calcext:value-type="float">
            <text:p>-5.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ICL76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REG711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table:style-name="ce17" office:value-type="string" calcext:value-type="string">
            <text:p>Shortlist</text:p>
          </table:table-cell>
          <table:table-cell table:style-name="ce17" table:number-columns-repeated="1023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 table:number-rows-repeated="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17" office:value-type="string" calcext:value-type="string">
            <text:p>References</text:p>
          </table:table-cell>
          <table:table-cell table:style-name="ce17" table:number-columns-repeated="1023"/>
        </table:table-row>
        <table:table-row table:style-name="ro1">
          <table:table-cell office:value-type="string" calcext:value-type="string">
            <text:p>https://www.digikey.de/de/products/filter/dc-dc-schaltregler/739?s=N4IgjCBcpgTAnFUBjKAzAhgGwM4FMAaEAeygG0RYwAWAdgA5Eix5qBWa6kI%2BtgNjYQifevQDMY7pXq0EfKbDa0xsAAwKx9MKqGVYatpIC6RAA4AXKCADK5gE4BLAHYBzEAF8iitkhCpImLiEJOQgYrSs8Lqa8KpiXEQxqrDGZpaQNvbObp4gALSwvv72AK7BpJAUPkSIRrl5iNB%2BUKXloRB1uYWVfgAWGHYueAAEpiUAtqYgJiDyTQ4AJlZ52roWVlLmAJ6meFYYOKju7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www.mouser.de/c/semiconductors/power-management-ics/voltage-regulators-voltage-controllers/switching-voltage-regulators/?q=charge%20pump&amp;mounting%20style=SMD%2FSMT&amp;output%20current=60%20mA~~200%20mA&amp;topology=Boost%2C%20Buck%2C%20Inverting%7C~Boost%2C%20Inverting%7C~Inverting&amp;instock=y&amp;active=y&amp;normallystocked=y&amp;rp=semiconductors%2Fpower-management-ics%2Fvoltage-regulators-voltage-controllers%2Fswitching-voltage-regulators%7C~Output%20Current&amp;sort=pricing</text:p>
          </table:table-cell>
          <table:table-cell table:number-columns-repeated="6"/>
          <table:table-cell table:style-name="ce17" table:number-columns-repeated="1017"/>
        </table:table-row>
      </table:table>
      <table:table table:name="cost" table:style-name="ta1">
        <table:table-column table:style-name="co5" table:default-cell-style-name="ce6"/>
        <table:table-column table:style-name="co3" table:number-columns-repeated="1023" table:default-cell-style-name="ce6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660MX</text:p>
          </table:table-cell>
          <table:table-cell office:value-type="string" calcext:value-type="string">
            <text:p>charge pump</text:p>
          </table:table-cell>
          <table:table-cell table:style-name="ce7" office:value-type="float" office:value="1.73" calcext:value-type="float">
            <text:p>1.73</text:p>
          </table:table-cell>
          <table:table-cell office:value-type="float" office:value="1" calcext:value-type="float">
            <text:p>1</text:p>
          </table:table-cell>
          <table:table-cell table:formula="of:=[.D2]*[.C2]" office:value-type="float" office:value="1.73" calcext:value-type="float">
            <text:p>1.7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8:12:56.546000000</meta:creation-date>
    <dc:date>2022-09-22T11:27:46.355205477</dc:date>
    <meta:editing-duration>PT3H54M40S</meta:editing-duration>
    <meta:editing-cycles>55</meta:editing-cycles>
    <meta:generator>LibreOffice/6.4.7.2$Linux_X86_64 LibreOffice_project/40$Build-2</meta:generator>
    <meta:document-statistic meta:table-count="2" meta:cell-count="44" meta:object-count="0"/>
  </office:meta>
</office:document-meta>
</file>